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390000008CE4A8A867D1321896.png" manifest:media-type="image/png"/>
  <manifest:file-entry manifest:full-path="Pictures/100002010000007C000000464BF811094650B1CD.png" manifest:media-type="image/png"/>
  <manifest:file-entry manifest:full-path="Pictures/100002010000058E000003008D9DE536B2C23B98.png" manifest:media-type="image/png"/>
  <manifest:file-entry manifest:full-path="Pictures/100002010000007C000000448F936B31421A8DCB.png" manifest:media-type="image/png"/>
  <manifest:file-entry manifest:full-path="Pictures/10000201000001490000004D1D25B6775B563F38.png" manifest:media-type="image/png"/>
  <manifest:file-entry manifest:full-path="Pictures/10000201000000770000003EC947499AAFFF9E9E.png" manifest:media-type="image/png"/>
  <manifest:file-entry manifest:full-path="Pictures/100002010000013E0000002B359484BB478B64C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TC" svg:font-family="'Noto Sans CJK T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Standard">
      <style:paragraph-properties fo:text-align="start" style:justify-single-word="false"/>
      <style:text-properties fo:font-size="24pt" style:font-size-asian="24pt" style:font-size-complex="24pt"/>
    </style:style>
    <style:style style:name="P3" style:family="paragraph" style:parent-style-name="Standard">
      <style:paragraph-properties fo:text-align="start" style:justify-single-word="false"/>
      <style:text-properties fo:font-size="24pt" officeooo:paragraph-rsid="0015548d" style:font-size-asian="24pt" style:font-size-complex="24pt"/>
    </style:style>
    <style:style style:name="P4" style:family="paragraph" style:parent-style-name="Standard">
      <style:paragraph-properties fo:text-align="start" style:justify-single-word="false"/>
      <style:text-properties fo:font-size="24pt" officeooo:paragraph-rsid="0015f99b" style:font-size-asian="24pt" style:font-size-complex="24pt"/>
    </style:style>
    <style:style style:name="P5" style:family="paragraph" style:parent-style-name="Standard">
      <style:paragraph-properties fo:text-align="start" style:justify-single-word="false"/>
      <style:text-properties fo:font-size="24pt" officeooo:paragraph-rsid="0018abce" style:font-size-asian="24pt" style:font-size-complex="24pt"/>
    </style:style>
    <style:style style:name="T1" style:family="text">
      <style:text-properties fo:font-size="13.6999998092651pt" style:font-size-asian="12pt" style:font-size-complex="13.699999809265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009cm, 0cm, 0.01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1.139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716cm, 0cm, 0cm, -0.146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1.827cm, -0.146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016cm, 0cm, 0.175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影像1" text:anchor-type="paragraph" svg:x="0.132cm" svg:y="1.852cm" svg:width="17cm" svg:height="9.181cm" draw:z-index="0"><draw:image xlink:href="Pictures/100002010000058E000003008D9DE536B2C23B98.png" xlink:type="simple" xlink:show="embed" xlink:actuate="onLoad" loext:mime-type="image/x-vclgraphic"/></draw:frame>地震活動度動畫說明</text:p>
      <text:p text:style-name="P2"/>
      <text:p text:style-name="P2"><draw:frame draw:style-name="fr1" draw:name="影像2" text:anchor-type="paragraph" svg:x="0.086cm" svg:y="0.788cm" svg:width="3.281cm" svg:height="1.852cm" draw:z-index="1"><draw:image xlink:href="Pictures/100002010000007C000000464BF811094650B1CD.png" xlink:type="simple" xlink:show="embed" xlink:actuate="onLoad" loext:mime-type="image/x-vclgraphic"/></draw:frame></text:p>
      <text:p text:style-name="P2"><text:s/><text:span text:style-name="T1">:重頭播放</text:span></text:p>
      <text:p text:style-name="P2"><text:span text:style-name="T1"/></text:p>
      <text:p text:style-name="P2"><text:span text:style-name="T1"/></text:p>
      <text:p text:style-name="P2"><draw:frame draw:style-name="fr2" draw:name="影像3" text:anchor-type="paragraph" svg:x="0.034cm" svg:y="0.192cm" svg:width="3.281cm" svg:height="1.771cm" draw:z-index="2"><draw:image xlink:href="Pictures/100002010000007C000000448F936B31421A8DCB.png" xlink:type="simple" xlink:show="embed" xlink:actuate="onLoad" loext:mime-type="image/x-vclgraphic"/></draw:frame><draw:frame draw:style-name="fr1" draw:name="影像4" text:anchor-type="paragraph" svg:x="3.498cm" svg:y="0.21cm" svg:width="3.149cm" svg:height="1.64cm" draw:z-index="3"><draw:image xlink:href="Pictures/10000201000000770000003EC947499AAFFF9E9E.png" xlink:type="simple" xlink:show="embed" xlink:actuate="onLoad" loext:mime-type="image/x-vclgraphic"/></draw:frame><text:span text:style-name="T1"/></text:p>
      <text:p text:style-name="P2"><text:span text:style-name="T1"><text:s/>：播放/暫停鍵</text:span></text:p>
      <text:p text:style-name="P2"><text:span text:style-name="T1"/></text:p>
      <text:p text:style-name="P2"><text:span text:style-name="T1"/></text:p>
      <text:p text:style-name="P3"><draw:frame draw:style-name="fr3" draw:name="影像5" text:anchor-type="paragraph" svg:x="0.074cm" svg:y="0cm" svg:width="8.705cm" svg:height="0.898cm" draw:z-index="4"><draw:image xlink:href="Pictures/10000201000001490000004D1D25B6775B563F38.png" xlink:type="simple" xlink:show="embed" xlink:actuate="onLoad" loext:mime-type="image/x-vclgraphic"/></draw:frame><text:span text:style-name="T1">：進度條</text:span></text:p>
      <text:p text:style-name="P2"><draw:frame draw:style-name="fr6" draw:name="影像9" text:anchor-type="paragraph" svg:x="0.048cm" svg:y="0.494cm" svg:width="8.705cm" svg:height="0.847cm" draw:z-index="8"><draw:image xlink:href="Pictures/10000201000001490000004D1D25B6775B563F38.png" xlink:type="simple" xlink:show="embed" xlink:actuate="onLoad" loext:mime-type="image/x-vclgraphic"/></draw:frame><text:span text:style-name="T1"/></text:p>
      <text:p text:style-name="P3"><text:span text:style-name="T1"><text:s/>:播放速度</text:span></text:p>
      <text:p text:style-name="P2"><draw:frame draw:style-name="fr1" draw:name="影像6" text:anchor-type="paragraph" svg:x="0.139cm" svg:y="0.79cm" svg:width="8.414cm" svg:height="1.138cm" draw:z-index="5"><draw:image xlink:href="Pictures/100002010000013E0000002B359484BB478B64CF.png" xlink:type="simple" xlink:show="embed" xlink:actuate="onLoad" loext:mime-type="image/x-vclgraphic"/></draw:frame></text:p>
      <text:p text:style-name="P4"><text:span text:style-name="T1">：地表深震時間</text:span></text:p>
      <text:p text:style-name="P2"><draw:frame draw:style-name="fr5" draw:name="影像8" text:anchor-type="paragraph" svg:x="0.125cm" svg:y="0.554cm" svg:width="8.428cm" svg:height="1.877cm" draw:z-index="7"><draw:image xlink:href="Pictures/10000201000001390000008CE4A8A867D1321896.png" xlink:type="simple" xlink:show="embed" xlink:actuate="onLoad" loext:mime-type="image/x-vclgraphic"/></draw:frame><text:span text:style-name="T1"/></text:p>
      <text:p text:style-name="P5"><text:span text:style-name="T1"/></text:p>
      <text:p text:style-name="P5"><text:span text:style-name="T1">：地震規模比例尺</text:span></text:p>
      <text:p text:style-name="P2"><text:span text:style-name="T1"/></text:p>
      <text:p text:style-name="P2"><draw:frame draw:style-name="fr4" draw:name="影像7" text:anchor-type="paragraph" svg:x="0.166cm" svg:y="0.506cm" svg:width="8.428cm" svg:height="1.988cm" draw:z-index="6"><draw:image xlink:href="Pictures/10000201000001390000008CE4A8A867D1321896.png" xlink:type="simple" xlink:show="embed" xlink:actuate="onLoad" loext:mime-type="image/x-vclgraphic"/></draw:frame><text:span text:style-name="T1"/></text:p>
      <text:p text:style-name="P2"><text:span text:style-name="T1"/></text:p>
      <text:p text:style-name="P2"><text:span text:style-name="T1">：地震的震深淺度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TC" svg:font-family="'Noto Sans CJK T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TC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TC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" style:font-family-asian="'Noto Sans CJK T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1T10:09:32.576024763</meta:creation-date>
    <dc:date>2020-12-21T10:31:52.855490433</dc:date>
    <meta:editing-duration>PT11M23S</meta:editing-duration>
    <meta:editing-cycles>8</meta:editing-cycles>
    <meta:generator>LibreOffice/6.0.6.1$Linux_X86_64 LibreOffice_project/00$Build-1</meta:generator>
    <meta:document-statistic meta:table-count="0" meta:image-count="9" meta:object-count="0" meta:page-count="1" meta:paragraph-count="8" meta:word-count="53" meta:character-count="56" meta:non-whitespace-character-count="53"/>
  </office:meta>
</office:document-meta>
</file>